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P18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4/2023<text:bookmark-end text:name="Text14"/></text:p>
            <text:p text:style-name="Normální">KVOP-21840/2023<text:bookmark-end text:name="Text2"/></text:p>
            <text:p text:style-name="Normální"><text:bookmark-start text:name="Text6"/>08. 06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M<text:bookmark-end text:name="Text9"/>. R.</text:p>
            <text:p text:style-name="Normální"/>
            <text:p text:style-name="Normální"/>
            <text:p text:style-name="Normální"/>
            <text:p text:style-name="Normální"><text:span text:style-name="T17">e-mail:<text:s/></text:span></text:p>
            <text:p text:style-name="Normální"/>
            <text:p text:style-name="Normální"/>
          </table:table-cell>
        </table:table-row>
      </table:table>
      <text:h text:style-name="Nadpis1" text:outline-level="1">Sdělení o vyřízení žádosti o informace</text:h>
      <text:h text:style-name="Nadpis1" text:outline-level="1">podle zákona č. 106/1999 Sb., o svobodném přístupu k informacím</text:h>
      <text:p text:style-name="Základnítext">Vážený pane R.,</text:p>
      <text:p text:style-name="Základnítext">dne 31. 5. 2023 obdržela Kancelář veřejného ochránce práv Vaši žádost o informace. Konkrétně žádáte plné znění vyjádření<text:s/>ke sp. zn. 6194/2016/VOP.</text:p>
      <text:p text:style-name="Základnítext">Podle § 6 odst. 1 informačního zákona může povinný subjekt (tedy Kancelář veřejného ochránce práv) v případě, že žádost směřuje k <text:bookmark-start text:name="highlightHit_51"/><text:bookmark-end text:name="highlightHit_51"/>poskytnutí zveřejněné <text:bookmark-start text:name="highlightHit_52"/><text:bookmark-end text:name="highlightHit_52"/>informace, sdělit žadateli údaje, jež umožňují vyhledat a získat zveřejněné informace, zejména odkaz na internetovou stránku, kde se nachází.<text:s/></text:p>
      <text:p text:style-name="Základnítext">Podle § 6 odst. 2 informačního zákona povinný subjekt nemusí vyhovět požadavku žadatele na <text:s/>přímém poskytnutí zveřejněné informace v případě, kdy žádost o poskytnutí informace byla podána elektronicky a žadateli byl sdělen odkaz na internetovou stránku, kde se informace nachází.</text:p>
      <text:p text:style-name="Základnítext">V souladu s výše uvedenými ustanoveními § 6 odst. 1 a 2 informačního zákona<text:s/><text:span text:style-name="Silné">sděluji, že anonymizovanou verzi písemností vedených ke sp. zn. 6194/2016/VOP můžete naléz</text:span><text:span text:style-name="Silné">t<text:s/></text:span><text:a xlink:href="https://eso.ochrance.cz/Nalezene" office:target-frame-name="_top" xlink:show="replace"><text:span text:style-name="Hypertextovýodkaz">zde</text:span></text:a><text:s/>(<text:a xlink:href="https://eso.ochrance.cz/Nalezene/Edit/5646" office:target-frame-name="_top" xlink:show="replace"><text:span text:style-name="Hypertextovýodkaz">Zpráva o šetření</text:span></text:a><text:s/>a<text:s/><text:a xlink:href="https://eso.ochrance.cz/Nalezene/Edit/5978" office:target-frame-name="_top" xlink:show="replace"><text:span text:style-name="Hypertextovýodkaz">Závěrečné stanovisko</text:span></text:a>).<text:span text:style-name="Značkapozn.podčarou"><text:note text:note-class="footnote" text:id="_ftn0"><text:note-citation>1</text:note-citation><text:note-body><text:p text:style-name="Textpozn.podčarou"><text:s/>Na<text:s/><text:a xlink:href="https://eso.ochrance.cz/" office:target-frame-name="_top" xlink:show="replace"><text:span text:style-name="Hypertextovýodkaz">https://eso.ochrance.cz/</text:span></text:a>, pod sp. zn. 6194/2016/VOP</text:p></text:note-body></text:note></text:span><text:span text:style-name="Silné"><text:s/></text:span></text:p>
      <text:h text:style-name="Nadpis1" text:outline-level="1">Poučení</text:h>
      <text:p text:style-name="Základnítext">Pokud se způsobem vyřízení Vaší žádosti nesouhlasíte, můžete podle § 16a zákona odst. 1 Informačního zákona podat stížnost do 30 dnů od doručení této informace. Stížnost se podává<text:s/>k povinnému subjektu, který informaci poskytl.</text:p>
      <text:p text:style-name="Základnítext"/>
      <text:p text:style-name="P18">JUDr. Pavel Pořízek, Ph.D. v. r.</text:p>
      <text:p text:style-name="podpis">vedoucí Kanceláře veřejného ochránce práv</text:p>
      <text:p text:style-name="podpis">(podepsáno elektronicky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LDPP*</text:span></text:p>
        <text:p text:style-name="P12"><text:span text:style-name="T13">KVOPX00DLDPP</text:span>KVOPX00DLDPP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6-16T10:50:00Z</meta:creation-date>
    <dc:date>2023-06-16T10:52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4" meta:word-count="245" meta:character-count="1684" meta:row-count="17" meta:non-whitespace-character-count="1443"/>
  </office:meta>
</office:document-meta>
</file>